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Heading1" style:family="paragraph">
      <style:paragraph-properties fo:text-align="center"/>
      <style:text-properties fo:font-size="44pt" style:font-size-asian="44pt" style:font-size-complex="44pt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" style:parent-style-name="Title" style:family="paragraph">
      <style:text-properties fo:font-size="20pt" style:font-size-asian="20pt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Title" style:family="paragraph">
      <style:text-properties fo:font-size="20pt" style:font-size-asian="20pt" fo:language="en" fo:country="US"/>
    </style:style>
    <style:style style:name="P43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ext:p text:style-name="Textbody"/>
      <text:h text:style-name="P2" text:outline-level="1">Porte</text:h>
      <text:p text:style-name="Textbody"/>
      <text:p text:style-name="Textbody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rows-spanned="5">
            <text:h text:style-name="Heading1" text:outline-level="1">Initialisation</text:h>
          </table:table-cell>
          <table:table-cell table:style-name="TableCell8">
            <text:p text:style-name="TableContents">Masquer SIGUSR2</text:p>
          </table:table-cell>
        </table:table-row>
        <table:table-row table:style-name="TableRow9">
          <table:covered-table-cell>
            <text:p text:style-name="Normal"/>
          </table:covered-table-cell>
          <table:table-cell table:style-name="TableCell10">
            <text:p text:style-name="TableContents">Masquer SIGCHLD</text:p>
          </table:table-cell>
        </table:table-row>
        <table:table-row table:style-name="TableRow11">
          <table:covered-table-cell>
            <text:p text:style-name="Normal"/>
          </table:covered-table-cell>
          <table:table-cell table:style-name="TableCell12">
            <text:p text:style-name="TableContents"/>
          </table:table-cell>
        </table:table-row>
        <table:table-row table:style-name="TableRow13">
          <table:covered-table-cell>
            <text:p text:style-name="Normal"/>
          </table:covered-table-cell>
          <table:table-cell table:style-name="TableCell14">
            <text:p text:style-name="TableContents">Armer SIGCHLD<text:s/></text:p>
          </table:table-cell>
        </table:table-row>
        <table:table-row table:style-name="TableRow15">
          <table:covered-table-cell>
            <text:p text:style-name="Normal"/>
          </table:covered-table-cell>
          <table:table-cell table:style-name="TableCell16">
            <text:p text:style-name="TableContents">Armer SIGUSR2</text:p>
          </table:table-cell>
        </table:table-row>
        <table:table-row table:style-name="TableRow17">
          <table:table-cell table:style-name="TableCell18" table:number-rows-spanned="7">
            <text:h text:style-name="Heading1" text:outline-level="1">Moteur</text:h>
          </table:table-cell>
          <table:table-cell table:style-name="TableCell19">
            <text:p text:style-name="TableContents">Attendre<text:s/>une voiture dans la boîte</text:p>
          </table:table-cell>
        </table:table-row>
        <table:table-row table:style-name="TableRow20">
          <table:covered-table-cell>
            <text:p text:style-name="Normal"/>
          </table:covered-table-cell>
          <table:table-cell table:style-name="TableCell21">
            <text:p text:style-name="TableContents">Vérifier si le parking est plein</text:p>
          </table:table-cell>
        </table:table-row>
        <table:table-row table:style-name="TableRow22">
          <table:covered-table-cell>
            <text:p text:style-name="Normal"/>
          </table:covered-table-cell>
          <table:table-cell table:style-name="TableCell23">
            <text:p text:style-name="TableContents">OUI-Placer la voiture dans la MP</text:p>
          </table:table-cell>
        </table:table-row>
        <table:table-row table:style-name="TableRow24">
          <table:covered-table-cell>
            <text:p text:style-name="Normal"/>
          </table:covered-table-cell>
          <table:table-cell table:style-name="TableCell25">
            <text:p text:style-name="TableContents">OUI2-Attendre la synchro avec ManagerSortie</text:p>
          </table:table-cell>
        </table:table-row>
        <table:table-row table:style-name="TableRow26">
          <table:covered-table-cell>
            <text:p text:style-name="Normal"/>
          </table:covered-table-cell>
          <table:table-cell table:style-name="TableCell27">
            <text:p text:style-name="TableContents">Décrémenter le nombre de place libre</text:p>
          </table:table-cell>
        </table:table-row>
        <table:table-row table:style-name="TableRow28">
          <table:covered-table-cell>
            <text:p text:style-name="Normal"/>
          </table:covered-table-cell>
          <table:table-cell table:style-name="TableCell29">
            <text:p text:style-name="TableContents">Executer GarerVoiture()</text:p>
          </table:table-cell>
        </table:table-row>
        <table:table-row table:style-name="TableRow30">
          <table:covered-table-cell>
            <text:p text:style-name="Normal"/>
          </table:covered-table-cell>
          <table:table-cell table:style-name="TableCell31">
            <text:p text:style-name="TableContents">Placer la voiture garée à la bonne place au<text:s/>SIGCHLD du voiturier (procédure dédiée)</text:p>
          </table:table-cell>
        </table:table-row>
        <table:table-row table:style-name="TableRow32">
          <table:table-cell table:style-name="TableCell33" table:number-rows-spanned="3">
            <text:h text:style-name="Heading1" text:outline-level="1">Destruction</text:h>
          </table:table-cell>
          <table:table-cell table:style-name="TableCell34">
            <text:p text:style-name="TableContents">Détruire les voituriers</text:p>
          </table:table-cell>
        </table:table-row>
        <table:table-row table:style-name="TableRow35">
          <table:covered-table-cell>
            <text:p text:style-name="Normal"/>
          </table:covered-table-cell>
          <table:table-cell table:style-name="TableCell36">
            <text:p text:style-name="TableContents">Détruire Porte</text:p>
          </table:table-cell>
        </table:table-row>
        <table:table-row table:style-name="TableRow37">
          <table:covered-table-cell>
            <text:p text:style-name="Normal"/>
          </table:covered-table-cell>
          <table:table-cell table:style-name="TableCell38">
            <text:p text:style-name="TableContents">Renvoyer SIGCHLD (Exit())</text:p>
          </table:table-cell>
        </table:table-row>
      </table:table>
      <text:p text:style-name="Standard"/>
      <text:p text:style-name="P39">Initialisation</text:p>
      <text:h text:style-name="Heading2" text:outline-level="2">Masquer SIGUSR2</text:h>
      <text:p text:style-name="Normal">#include &lt;signal.h&gt;</text:p>
      <text:p text:style-name="Normal">//définition du struct sigaction</text:p>
      <text:p text:style-name="Normal">istruct sigaction masquageSignal ;</text:p>
      <text:p text:style-name="Normal">masquageSigusr2.sa_handler = SIG_IGN ;</text:p>
      <text:p text:style-name="Normal">sigaction(SIGUSR2,&amp;masquage,NULL) ;</text:p>
      <text:h text:style-name="Heading2" text:outline-level="2">Masquer SIGCHLD</text:h>
      <text:p text:style-name="Normal">Rien à faire, déjà masqué par défaut</text:p>
      <text:h text:style-name="Heading2" text:outline-level="2">Armer SIGUSR2</text:h>
      <text:p text:style-name="Normal">istruct sigaction actionSigusr2 ;</text:p>
      <text:p text:style-name="Normal">actionSigusr2.sa_handler = finPorte ;</text:p>
      <text:p text:style-name="Normal">actionSigurs2.sa_flags = 0 ;</text:p>
      <text:p text:style-name="Normal">sigaction(SIGUSR2,&amp;actionSigusr2,NULL) ;</text:p>
      <text:soft-page-break/>
      <text:h text:style-name="Heading2" text:outline-level="2">Armer SIGCHLD</text:h>
      <text:p text:style-name="Normal">istruct sigaction actionSigchld ;</text:p>
      <text:p text:style-name="Normal">actionSigchld.sa_handler = RetourVoiturier ;</text:p>
      <text:p text:style-name="Normal">actionSigchld.sa_flags = 0 ;</text:p>
      <text:p text:style-name="P40">sigaction(SIGCHLD,&amp;actionSigchld,NULL) ;</text:p>
      <text:p text:style-name="P41"/>
      <text:p text:style-name="P42">Phase moteur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/>
      <style:text-properties style:font-name="Cambria" style:font-name-asian="Times New Roman" style:font-name-complex="Mangal" fo:color="#17365D" fo:letter-spacing="0.0034in" fo:font-size="26pt" style:font-size-asian="26pt" style:font-size-complex="23.5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Mangal" fo:color="#17365D" fo:letter-spacing="0.0034in" style:letter-kerning="true" fo:font-size="26pt" style:font-size-asian="26pt" style:font-size-complex="23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amien Gallet</meta:initial-creator>
    <dc:creator>Damien Gallet</dc:creator>
    <meta:creation-date>2014-02-19T15:05:00Z</meta:creation-date>
    <dc:date>2014-02-27T19:08:00Z</dc:date>
    <meta:template xlink:href="Normal.dotm" xlink:type="simple"/>
    <meta:editing-cycles>12</meta:editing-cycles>
    <meta:editing-duration>PT27360S</meta:editing-duration>
    <meta:document-statistic meta:page-count="2" meta:paragraph-count="2" meta:word-count="164" meta:character-count="1068" meta:row-count="7" meta:non-whitespace-character-count="906"/>
  </office:meta>
</office:document-meta>
</file>